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1881" officeooo:paragraph-rsid="001a1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(s) Used : <text:s/>Mg Ka, Mn Ka, Ni Ka, Fe Ka, Si Ka, Ca Ka, Al Ka, Ti Ka </text:p>
      <text:p text:style-name="P1">Spectromers Conditions : <text:s text:c="2"/>Sp4 TAP, <text:s/>Sp5 LIF, <text:s/>Sp3 LLIF, <text:s/>Sp5 LIF, <text:s/>Sp1 LTAP, <text:s/>Sp2 PET, <text:s/>Sp4 TAP, <text:s/>Sp2 PET </text:p>
      <text:p text:style-name="P1">Full Spectromers Conditions : <text:s text:c="2"/>Sp4 TAP(2d= 25.745,K= 0.00218), <text:s/>Sp5 LIF(2d= 4.0267,K= 0.000058), <text:s/>Sp3 LLIF(2d= 4.0267,K= 0.000058), <text:s/>Sp5 LIF(2d= 4.0267,K= 0.000058), <text:s/>Sp1 LTAP(2d= 25.745,K= 0.00218), <text:s/>Sp2 PET(2d= 8.75,K= 0.000144), <text:s/>Sp4 TAP(2d= 25.745,K= 0.00218), <text:s/>Sp2 PET(2d= 8.75,K= 0.000144) </text:p>
      <text:p text:style-name="P1">Column Conditions : <text:s/>Cond 1 : 15keV 60nA <text:s/></text:p>
      <text:p text:style-name="P1">Date : <text:s/>28-Oct-2013 </text:p>
      <text:p text:style-name="P1">User Name : <text:s/>sx </text:p>
      <text:p text:style-name="P1">Setup Name : <text:s/>lucy_ol_24oct2013.qtiSet </text:p>
      <text:p text:style-name="P1">Comment : <text:s text:c="2"/></text:p>
      <text:p text:style-name="P1">Analysis Date : <text:s/>25/10/2013 17:34:03 </text:p>
      <text:p text:style-name="P1">Project Name : <text:s/>Lucy Tweed </text:p>
      <text:p text:style-name="P1">Sample Name : <text:s/>24 October 2013 </text:p>
      <text:p text:style-name="P1">Pha Parameters : <text:s/><text:tab/> </text:p>
      <text:p text:style-name="P1"><text:s/><text:tab/><text:tab/> <text:s/>Bias<text:tab/>Gain<text:tab/>Dtime<text:tab/>Blin<text:tab/>Wind<text:tab/>Mode<text:tab/> </text:p>
      <text:p text:style-name="P1"><text:s text:c="2"/>Sp4(Mg Ka)<text:tab/>1317<text:tab/>2728<text:tab/>3<text:tab/>2074<text:tab/>2433<text:tab/>Inte<text:tab/> </text:p>
      <text:p text:style-name="P1"><text:s text:c="2"/>Sp5(Mn Ka)<text:tab/>1822<text:tab/>364<text:tab/>3<text:tab/>1007<text:tab/>399<text:tab/>Inte<text:tab/> </text:p>
      <text:p text:style-name="P1"><text:s text:c="2"/>Sp3(Ni Ka)<text:tab/>1821<text:tab/>359<text:tab/>3<text:tab/>560<text:tab/>816<text:tab/>Inte<text:tab/> </text:p>
      <text:p text:style-name="P1"><text:s text:c="2"/>Sp5(Fe Ka)<text:tab/>1822<text:tab/>364<text:tab/>3<text:tab/>1007<text:tab/>399<text:tab/>Inte<text:tab/> </text:p>
      <text:p text:style-name="P1"><text:s text:c="2"/>Sp1(Si Ka)<text:tab/>1301<text:tab/>2639<text:tab/>3<text:tab/>2008<text:tab/>2194<text:tab/>Inte<text:tab/> </text:p>
      <text:p text:style-name="P1"><text:s text:c="2"/>Sp2(Ca Ka)<text:tab/>1303<text:tab/>917<text:tab/>3<text:tab/>890<text:tab/>2548<text:tab/>Inte<text:tab/> </text:p>
      <text:p text:style-name="P1"><text:s text:c="2"/>Sp4(Al Ka)<text:tab/>1317<text:tab/>2728<text:tab/>3<text:tab/>2074<text:tab/>2433<text:tab/>Inte<text:tab/> </text:p>
      <text:p text:style-name="P1"><text:s text:c="2"/>Sp2(Ti Ka)<text:tab/>1303<text:tab/>917<text:tab/>3<text:tab/>890<text:tab/>2548<text:tab/>Inte </text:p>
      <text:p text:style-name="P1">Peak Position : <text:s text:c="2"/>Sp4 38517 (-500, 500), <text:s/>Sp5 52203 (200, 1.0221), <text:s/>Sp3 41166 (-250, 300), <text:s/>Sp5 48080 (-250, 300), <text:s/>Sp1 27737 (-500, 300), <text:s/>Sp2 38382 (-300, 250), <text:s/>Sp4 32477 (-500, 500), <text:s/>Sp2 31419 (-350, 250) </text:p>
      <text:p text:style-name="P1">Current Sample Position : <text:s text:c="2"/>X = 20434 Y = -28063 Z = -110 </text:p>
      <text:p text:style-name="P1">Standard Name : <text:s text:c="2"/></text:p>
      <text:p text:style-name="P1"><text:s/>Mg On Olivine (St. Johns) </text:p>
      <text:p text:style-name="P1"><text:s/>Mn On Mn </text:p>
      <text:p text:style-name="P1"><text:s/>Ni On NiO </text:p>
      <text:p text:style-name="P1"><text:s/>Fe On Fayalite </text:p>
      <text:p text:style-name="P1"><text:s/>Si, Ca On Diopside </text:p>
      <text:p text:style-name="P1"><text:s/>Al On Cor </text:p>
      <text:p text:style-name="P1"><text:s/>Ti On Rutile </text:p>
      <text:p text:style-name="P1">Standard composition : <text:s text:c="2"/></text:p>
      <text:p text:style-name="P1"><text:s/>Olivine (St. Johns) = O <text:s/>: 43.4%, Mg : 29.7%, Si : 19.1%, Mn : 0.1%, Fe : 7.4%, Ni : 0.3% </text:p>
      <text:p text:style-name="P1"><text:s/>Mn = Mn : 100.% </text:p>
      <text:p text:style-name="P1"><text:s/>NiO = Ni : 78.5839%, O <text:s/>: 21.4161% </text:p>
      <text:p text:style-name="P1"><text:s/>Fayalite = O <text:s/>: 31.405%, Si : 13.783%, Fe : 54.812% </text:p>
      <text:p text:style-name="P1"><text:s/>Diopside = O <text:s/>: 44.5%, Mg : 11.2%, Si : 25.9%, Ca : 18.4% </text:p>
      <text:p text:style-name="P1"><text:s/>Cor = O <text:s/>: 47.1%, Al : 52.9% </text:p>
      <text:p text:style-name="P1"><text:s/>Rutile = Ti : 59.95%, O <text:s/>: 40.05% </text:p>
      <text:p text:style-name="P1">Calibration file name : <text:s text:c="2"/></text:p>
      <text:p text:style-name="P1"><text:s/>Mg : Olivine (St. Johns)_Mg_Mg015.calDat </text:p>
      <text:p text:style-name="P1"><text:s/>Mn : Mn_Mn_Mn003.calDat </text:p>
      <text:p text:style-name="P1"><text:s/>Ni : NiO_Ni_Ni001.calDat </text:p>
      <text:p text:style-name="P1"><text:s/>Fe : Fayalite_Fe_Fe001.calDat </text:p>
      <text:p text:style-name="P1"><text:s/>Si, Ca : Diopside_Si_Si_Ca002.calDat </text:p>
      <text:p text:style-name="P1"><text:s/>Al : Cor_Al_Al016.calDat </text:p>
      <text:p text:style-name="P1"><text:s/>Ti : Rutile_Ti235.calDat </text:p>
      <text:p text:style-name="P1">Beam Size : <text:s/>1 µm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9T23:08:21.451000000</dc:date>
    <meta:document-statistic meta:table-count="0" meta:image-count="0" meta:object-count="0" meta:page-count="1" meta:paragraph-count="48" meta:word-count="371" meta:character-count="2073" meta:non-whitespace-character-count="1596"/>
    <meta:generator>LibreOffice/4.1.0.4$Windows_x86 LibreOffice_project/89ea49ddacd9aa532507cbf852f2bb22b1ace28</meta:generator>
  </office:meta>
</office:document-meta>
</file>